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0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ield_A</text:p>
          </table:table-cell>
          <table:table-cell office:value-type="string">
            <text:p>Field_B</text:p>
          </table:table-cell>
          <table:table-cell office:value-type="string">
            <text:p>Field_C</text:p>
          </table:table-cell>
          <table:table-cell office:value-type="string">
            <text:p>Field_D</text:p>
          </table:table-cell>
          <table:table-cell office:value-type="string">
            <text:p>Field_E</text:p>
          </table:table-cell>
          <table:table-cell office:value-type="string">
            <text:p>Field_F</text:p>
          </table:table-cell>
          <table:table-cell office:value-type="string">
            <text:p>Field_G</text:p>
          </table:table-cell>
          <table:table-cell office:value-type="string">
            <text:p>Field_Z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ield_A</text:p>
          </table:table-cell>
          <table:table-cell office:value-type="string">
            <text:p>Field_B</text:p>
          </table:table-cell>
          <table:table-cell office:value-type="string">
            <text:p>Field_C</text:p>
          </table:table-cell>
          <table:table-cell office:value-type="string">
            <text:p>Field_D</text:p>
          </table:table-cell>
          <table:table-cell office:value-type="string">
            <text:p>Field_E</text:p>
          </table:table-cell>
          <table:table-cell office:value-type="string">
            <text:p>Field_F</text:p>
          </table:table-cell>
          <table:table-cell office:value-type="string">
            <text:p>Field_G</text:p>
          </table:table-cell>
          <table:table-cell office:value-type="string">
            <text:p>Field_Z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Field_A</text:p>
          </table:table-cell>
          <table:table-cell office:value-type="string">
            <text:p>Field_B</text:p>
          </table:table-cell>
          <table:table-cell office:value-type="string">
            <text:p>Field_C</text:p>
          </table:table-cell>
          <table:table-cell office:value-type="string">
            <text:p>Field_D</text:p>
          </table:table-cell>
          <table:table-cell office:value-type="string">
            <text:p>Field_E</text:p>
          </table:table-cell>
          <table:table-cell office:value-type="string">
            <text:p>Field_F</text:p>
          </table:table-cell>
          <table:table-cell office:value-type="string">
            <text:p>Field_G</text:p>
          </table:table-cell>
          <table:table-cell office:value-type="string">
            <text:p>Field_Z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Created on Openoffic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it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7">07.05.2006</text:date>, <text:time>21:25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pp kk</meta:initial-creator>
    <meta:creation-date>2006-05-07T21:22:25</meta:creation-date>
    <dc:creator>pp kk</dc:creator>
    <dc:date>2006-05-07T21:25:49</dc:date>
    <dc:language>it-IT</dc:language>
    <meta:editing-cycles>2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3" meta:cell-count="432"/>
  </office:meta>
</office:document-meta>
</file>